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22263"/>
          <table:table-cell office:value-type="float" office:value="0.0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8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96798"/>
          <table:table-cell office:value-type="float" office:value="0.082"/>
          <table:table-cell office:value-type="float" office:value="0.02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456.0"/>
          <table:table-cell office:value-type="float" office:value="4570.0"/>
          <table:table-cell office:value-type="float" office:value="12869.0"/>
          <table:table-cell office:value-type="float" office:value="91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2.74964"/>
          <table:table-cell office:value-type="float" office:value="2.457"/>
          <table:table-cell office:value-type="float" office:value="2.39"/>
          <table:table-cell office:value-type="float" office:value="71136.0"/>
          <table:table-cell office:value-type="float" office:value="0.0"/>
          <table:table-cell office:value-type="float" office:value="62.0"/>
          <table:table-cell office:value-type="float" office:value="5474.0"/>
          <table:table-cell office:value-type="float" office:value="77569.0"/>
          <table:table-cell office:value-type="float" office:value="4117.0"/>
          <table:table-cell office:value-type="float" office:value="11299.0"/>
          <table:table-cell office:value-type="float" office:value="91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94181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40408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3513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83.0"/>
          <table:table-cell office:value-type="float" office:value="6862.0"/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49344"/>
          <table:table-cell office:value-type="float" office:value="0.109"/>
          <table:table-cell office:value-type="float" office:value="0.06"/>
          <table:table-cell office:value-type="float" office:value="888.0"/>
          <table:table-cell office:value-type="float" office:value="0.0"/>
          <table:table-cell office:value-type="float" office:value="9.0"/>
          <table:table-cell office:value-type="float" office:value="390.0"/>
          <table:table-cell office:value-type="float" office:value="2967.0"/>
          <table:table-cell office:value-type="float" office:value="4570.0"/>
          <table:table-cell office:value-type="float" office:value="12881.0"/>
          <table:table-cell office:value-type="float" office:value="88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.38933"/>
          <table:table-cell office:value-type="float" office:value="1.066"/>
          <table:table-cell office:value-type="float" office:value="0.99"/>
          <table:table-cell office:value-type="float" office:value="24398.0"/>
          <table:table-cell office:value-type="float" office:value="0.0"/>
          <table:table-cell office:value-type="float" office:value="44.0"/>
          <table:table-cell office:value-type="float" office:value="2590.0"/>
          <table:table-cell office:value-type="float" office:value="52173.0"/>
          <table:table-cell office:value-type="float" office:value="4570.0"/>
          <table:table-cell office:value-type="float" office:value="12881.0"/>
          <table:table-cell office:value-type="float" office:value="91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8.9654"/>
          <table:table-cell office:value-type="float" office:value="18.777"/>
          <table:table-cell office:value-type="float" office:value="18.73"/>
          <table:table-cell office:value-type="float" office:value="460600.0"/>
          <table:table-cell office:value-type="float" office:value="0.0"/>
          <table:table-cell office:value-type="float" office:value="381.0"/>
          <table:table-cell office:value-type="float" office:value="25770.0"/>
          <table:table-cell office:value-type="float" office:value="949164.0"/>
          <table:table-cell office:value-type="float" office:value="4117.0"/>
          <table:table-cell office:value-type="float" office:value="11311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08533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43482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20469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82.0"/>
          <table:table-cell office:value-type="float" office:value="6861.0"/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2533"/>
          <table:table-cell office:value-type="float" office:value="0.091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4.0"/>
          <table:table-cell office:value-type="float" office:value="191.0"/>
          <table:table-cell office:value-type="float" office:value="736.0"/>
          <table:table-cell office:value-type="float" office:value="4570.0"/>
          <table:table-cell office:value-type="float" office:value="12874.0"/>
          <table:table-cell office:value-type="float" office:value="914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2523"/>
          <table:table-cell office:value-type="float" office:value="0.063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2.0"/>
          <table:table-cell office:value-type="float" office:value="92.0"/>
          <table:table-cell office:value-type="float" office:value="585.0"/>
          <table:table-cell office:value-type="float" office:value="4570.0"/>
          <table:table-cell office:value-type="float" office:value="12874.0"/>
          <table:table-cell office:value-type="float" office:value="87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5.74629"/>
          <table:table-cell office:value-type="float" office:value="5.553"/>
          <table:table-cell office:value-type="float" office:value="5.5"/>
          <table:table-cell office:value-type="float" office:value="191610.0"/>
          <table:table-cell office:value-type="float" office:value="0.0"/>
          <table:table-cell office:value-type="float" office:value="125.0"/>
          <table:table-cell office:value-type="float" office:value="8047.0"/>
          <table:table-cell office:value-type="float" office:value="200502.0"/>
          <table:table-cell office:value-type="float" office:value="4117.0"/>
          <table:table-cell office:value-type="float" office:value="11304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